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ubuntu@ubuntu-Latitude-E5470:~/python app$ ls</text:p>
      <text:p text:style-name="Standard">app.py <text:s/>docker-compose.yml <text:s/>Dockerfile <text:s/>requirements.txt</text:p>
      <text:p text:style-name="Standard"/>
      <text:p text:style-name="Standard"/>
      <text:p text:style-name="Standard">ubuntu@ubuntu-Latitude-E5470:~/python app$ sudo docker-compose build</text:p>
      <text:p text:style-name="Standard">redis uses an image, skipping</text:p>
      <text:p text:style-name="Standard">Building web</text:p>
      <text:p text:style-name="Standard">DEPRECATED: The legacy builder is deprecated and will be removed in a future release.</text:p>
      <text:p text:style-name="Standard"><text:s text:c="12"/>Install the buildx component to build images with BuildKit:</text:p>
      <text:p text:style-name="Standard"><text:s text:c="12"/>https://docs.docker.com/go/buildx/</text:p>
      <text:p text:style-name="Standard"/>
      <text:p text:style-name="Standard">Sending build context to Docker daemon <text:s/>5.632kB</text:p>
      <text:p text:style-name="Standard">Step 1/10 : FROM python:3.7-alpine</text:p>
      <text:p text:style-name="Standard"><text:s/>---&gt; 1bac8ae77e4a</text:p>
      <text:p text:style-name="Standard">Step 2/10 : RUN mkdir /code</text:p>
      <text:p text:style-name="Standard"><text:s/>---&gt; Running in a289193b214f</text:p>
      <text:p text:style-name="Standard">Removing intermediate container a289193b214f</text:p>
      <text:p text:style-name="Standard"><text:s/>---&gt; c25f5405367e</text:p>
      <text:p text:style-name="Standard">Step 3/10 : WORKDIR /code</text:p>
      <text:p text:style-name="Standard"><text:s/>---&gt; Running in d9ef936847c9</text:p>
      <text:p text:style-name="Standard">Removing intermediate container d9ef936847c9</text:p>
      <text:p text:style-name="Standard"><text:s/>---&gt; ec33bb37a035</text:p>
      <text:p text:style-name="Standard">Step 4/10 : ENV FLASK_APP app.python</text:p>
      <text:p text:style-name="Standard"><text:s/>---&gt; Running in 3a7511f7ea3c</text:p>
      <text:p text:style-name="Standard">Removing intermediate container 3a7511f7ea3c</text:p>
      <text:p text:style-name="Standard"><text:s/>---&gt; 50ca863604ff</text:p>
      <text:p text:style-name="Standard">Step 5/10 : ENV FLASK_RUN_HOST 0.0.0.0</text:p>
      <text:p text:style-name="Standard"><text:s/>---&gt; Running in f18b34f89852</text:p>
      <text:p text:style-name="Standard">Removing intermediate container f18b34f89852</text:p>
      <text:p text:style-name="Standard"><text:s/>---&gt; 7b55453597ce</text:p>
      <text:p text:style-name="Standard">Step 6/10 : COPY requirements.txt requirements.txt</text:p>
      <text:p text:style-name="Standard"><text:s/>---&gt; bcdbe82bf1f7</text:p>
      <text:p text:style-name="Standard">Step 7/10 : RUN pip install -r requirements.txt</text:p>
      <text:p text:style-name="Standard"><text:s/>---&gt; Running in 26344d3ca263</text:p>
      <text:p text:style-name="Standard">Collecting flask</text:p>
      <text:p text:style-name="Standard"><text:s text:c="2"/>Downloading Flask-2.2.5-py3-none-any.whl (101 kB)</text:p>
      <text:p text:style-name="Standard"><text:s text:c="5"/>━━━━━━━━━━━━━━━━━━━━━━━━━━━━━━━━━━━━━ 101.8/101.8 kB 875.6 kB/s eta 0:00:00</text:p>
      <text:p text:style-name="Standard">Collecting redis</text:p>
      <text:p text:style-name="Standard"><text:s text:c="2"/>Downloading redis-5.0.1-py3-none-any.whl (250 kB)</text:p>
      <text:p text:style-name="Standard"><text:s text:c="5"/>━━━━━━━━━━━━━━━━━━━━━━━━━━━━━━━━━━━━━━━ 250.3/250.3 kB 1.5 MB/s eta 0:00:00</text:p>
      <text:p text:style-name="Standard">Collecting click&gt;=8.0</text:p>
      <text:p text:style-name="Standard"><text:s text:c="2"/>Downloading click-8.1.7-py3-none-any.whl (97 kB)</text:p>
      <text:p text:style-name="Standard"><text:s text:c="5"/>━━━━━━━━━━━━━━━━━━━━━━━━━━━━━━━━━━━━━━━━ 97.9/97.9 kB 4.2 MB/s eta 0:00:00</text:p>
      <text:p text:style-name="Standard">Collecting Jinja2&gt;=3.0</text:p>
      <text:p text:style-name="Standard"><text:s text:c="2"/>Downloading Jinja2-3.1.2-py3-none-any.whl (133 kB)</text:p>
      <text:p text:style-name="Standard"><text:s text:c="5"/>━━━━━━━━━━━━━━━━━━━━━━━━━━━━━━━━━━━━━━━ 133.1/133.1 kB 1.0 MB/s eta 0:00:00</text:p>
      <text:p text:style-name="Standard">Collecting itsdangerous&gt;=2.0</text:p>
      <text:p text:style-name="Standard"><text:s text:c="2"/>Downloading itsdangerous-2.1.2-py3-none-any.whl (15 kB)</text:p>
      <text:p text:style-name="Standard">Collecting Werkzeug&gt;=2.2.2</text:p>
      <text:p text:style-name="Standard"><text:s text:c="2"/>Downloading Werkzeug-2.2.3-py3-none-any.whl (233 kB)</text:p>
      <text:p text:style-name="Standard"><text:s text:c="5"/>━━━━━━━━━━━━━━━━━━━━━━━━━━━━━━━━━━━━━━━ 233.6/233.6 kB 1.7 MB/s eta 0:00:00</text:p>
      <text:p text:style-name="Standard"><text:soft-page-break/>Collecting importlib-metadata&gt;=3.6.0</text:p>
      <text:p text:style-name="Standard"><text:s text:c="2"/>Downloading importlib_metadata-6.7.0-py3-none-any.whl (22 kB)</text:p>
      <text:p text:style-name="Standard">Collecting typing-extensions</text:p>
      <text:p text:style-name="Standard"><text:s text:c="2"/>Downloading typing_extensions-4.7.1-py3-none-any.whl (33 kB)</text:p>
      <text:p text:style-name="Standard">Collecting async-timeout&gt;=4.0.2</text:p>
      <text:p text:style-name="Standard"><text:s text:c="2"/>Downloading async_timeout-4.0.3-py3-none-any.whl (5.7 kB)</text:p>
      <text:p text:style-name="Standard">Collecting zipp&gt;=0.5</text:p>
      <text:p text:style-name="Standard"><text:s text:c="2"/>Downloading zipp-3.15.0-py3-none-any.whl (6.8 kB)</text:p>
      <text:p text:style-name="Standard">Collecting MarkupSafe&gt;=2.0</text:p>
      <text:p text:style-name="Standard"><text:s text:c="2"/>Downloading MarkupSafe-2.1.3-cp37-cp37m-musllinux_1_1_x86_64.whl (30 kB)</text:p>
      <text:p text:style-name="Standard">Installing collected packages: zipp, typing-extensions, MarkupSafe, itsdangerous, Werkzeug, Jinja2, importlib-metadata, async-timeout, redis, click, flask</text:p>
      <text:p text:style-name="Standard">Successfully installed Jinja2-3.1.2 MarkupSafe-2.1.3 Werkzeug-2.2.3 async-timeout-4.0.3 click-8.1.7 flask-2.2.5 importlib-metadata-6.7.0 itsdangerous-2.1.2 redis-5.0.1 typing-extensions-4.7.1 zipp-3.15.0</text:p>
      <text:p text:style-name="Standard">WARNING: Running pip as the 'root' user can result in broken permissions and conflicting behaviour with the system package manager. It is recommended to use a virtual environment instead: https://pip.pypa.io/warnings/venv</text:p>
      <text:p text:style-name="Standard"/>
      <text:p text:style-name="Standard">[notice] A new release of pip is available: 23.0.1 -&gt; 23.2.1</text:p>
      <text:p text:style-name="Standard">[notice] To update, run: pip install --upgrade pip</text:p>
      <text:p text:style-name="Standard">Removing intermediate container 26344d3ca263</text:p>
      <text:p text:style-name="Standard"><text:s/>---&gt; 216bf05f4807</text:p>
      <text:p text:style-name="Standard">Step 8/10 : COPY . .</text:p>
      <text:p text:style-name="Standard"><text:s/>---&gt; 1d0835ba5dbb</text:p>
      <text:p text:style-name="Standard">Step 9/10 : RUN ls</text:p>
      <text:p text:style-name="Standard"><text:s/>---&gt; Running in 37ff0415ea9a</text:p>
      <text:p text:style-name="Standard">Dockerfile</text:p>
      <text:p text:style-name="Standard">app.py</text:p>
      <text:p text:style-name="Standard">docker-compose.yml</text:p>
      <text:p text:style-name="Standard">requirements.txt</text:p>
      <text:p text:style-name="Standard">Removing intermediate container 37ff0415ea9a</text:p>
      <text:p text:style-name="Standard"><text:s/>---&gt; 0f42d146fc61</text:p>
      <text:p text:style-name="Standard">Step 10/10 : CMD ["flask", "run"]</text:p>
      <text:p text:style-name="Standard"><text:s/>---&gt; Running in abbbd2ee867b</text:p>
      <text:p text:style-name="Standard">Removing intermediate container abbbd2ee867b</text:p>
      <text:p text:style-name="Standard"><text:s/>---&gt; d08f791ffa1b</text:p>
      <text:p text:style-name="Standard">Successfully built d08f791ffa1b</text:p>
      <text:p text:style-name="Standard">Successfully tagged pythonapp_web:latest</text:p>
      <text:p text:style-name="Standard"/>
      <text:p text:style-name="Standard"/>
      <text:p text:style-name="Standard"/>
      <text:p text:style-name="Standard">ubuntu@ubuntu-Latitude-E5470:~/python app$ sudo docker-compose ps</text:p>
      <text:p text:style-name="Standard">Name <text:s text:c="2"/>Command <text:s text:c="2"/>State <text:s text:c="2"/>Ports</text:p>
      <text:p text:style-name="Standard">------------------------------</text:p>
      <text:p text:style-name="Standard"/>
      <text:p text:style-name="Standard">ubuntu@ubuntu-Latitude-E5470:~/python app$ sudo docker ps</text:p>
      <text:p text:style-name="Standard">CONTAINER ID <text:s text:c="2"/>IMAGE <text:s text:c="9"/>COMMAND <text:s text:c="17"/>CREATED <text:s text:c="13"/>STATUS <text:s text:c="13"/>PORTS <text:s text:c="5"/>NAMES</text:p>
      <text:p text:style-name="Standard">b9393a211608 <text:s text:c="2"/>redis:alpine <text:s text:c="2"/>"docker-entrypoint.s…" <text:s text:c="2"/>About a minute ago <text:s text:c="2"/>Up About a minute <text:s text:c="2"/>6379/tcp <text:s text:c="2"/>pythonapp_redis_1</text:p>
      <text:p text:style-name="Standard">ubuntu@ubuntu-Latitude-E5470:~/python app$ docker logs -f pythonapp_redis_1</text:p>
      <text:p text:style-name="Standard"><text:soft-page-break/>permission denied while trying to connect to the Docker daemon socket at unix:///var/run/docker.sock: Get "http://%2Fvar%2Frun%2Fdocker.sock/v1.24/containers/pythonapp_redis_1/json": dial unix /var/run/docker.sock: connect: permission denied</text:p>
      <text:p text:style-name="Standard">ubuntu@ubuntu-Latitude-E5470:~/python app$ sudo docker logs -f pythonapp_redis_1</text:p>
      <text:p text:style-name="Standard">1:C 09 Oct 2023 11:54:18.779 # WARNING Memory overcommit must be enabled! Without it, a background save or replication may fail under low memory condition. Being disabled, it can also cause failures without low memory condition, see https://github.com/jemalloc/jemalloc/issues/1328. To fix this issue add 'vm.overcommit_memory = 1' to /etc/sysctl.conf and then reboot or run the command 'sysctl vm.overcommit_memory=1' for this to take effect.</text:p>
      <text:p text:style-name="Standard">1:C 09 Oct 2023 11:54:18.779 * oO0OoO0OoO0Oo Redis is starting oO0OoO0OoO0Oo</text:p>
      <text:p text:style-name="Standard">1:C 09 Oct 2023 11:54:18.779 * Redis version=7.2.1, bits=64, commit=00000000, modified=0, pid=1, just started</text:p>
      <text:p text:style-name="Standard">1:C 09 Oct 2023 11:54:18.779 # Warning: no config file specified, using the default config. In order to specify a config file use redis-server /path/to/redis.conf</text:p>
      <text:p text:style-name="Standard">1:M 09 Oct 2023 11:54:18.780 * monotonic clock: POSIX clock_gettime</text:p>
      <text:p text:style-name="Standard">1:M 09 Oct 2023 11:54:18.781 * Running mode=standalone, port=6379.</text:p>
      <text:p text:style-name="Standard">1:M 09 Oct 2023 11:54:18.782 * Server initialized</text:p>
      <text:p text:style-name="Standard">1:M 09 Oct 2023 11:54:18.782 * Ready to accept connections tcp</text:p>
      <text:p text:style-name="Standard">^C</text:p>
      <text:p text:style-name="Standard">ubuntu@ubuntu-Latitude-E5470:~/python app$ sudo docker-compose up </text:p>
      <text:p text:style-name="Standard">Starting pythonapp_web_1 ... </text:p>
      <text:p text:style-name="Standard">Starting pythonapp_web_1 ... done</text:p>
      <text:p text:style-name="Standard">Attaching to pythonapp_redis_1, pythonapp_web_1</text:p>
      <text:p text:style-name="Standard">redis_1 <text:s/>| 1:C 09 Oct 2023 11:54:18.779 # WARNING Memory overcommit must be enabled! Without it, a background save or replication may fail under low memory condition. Being disabled, it can also cause failures without low memory condition, see https://github.com/jemalloc/jemalloc/issues/1328. To fix this issue add 'vm.overcommit_memory = 1' to /etc/sysctl.conf and then reboot or run the command 'sysctl vm.overcommit_memory=1' for this to take effect.</text:p>
      <text:p text:style-name="Standard">redis_1 <text:s/>| 1:C 09 Oct 2023 11:54:18.779 * oO0OoO0OoO0Oo Redis is starting oO0OoO0OoO0Oo</text:p>
      <text:p text:style-name="Standard">redis_1 <text:s/>| 1:C 09 Oct 2023 11:54:18.779 * Redis version=7.2.1, bits=64, commit=00000000, modified=0, pid=1, just started</text:p>
      <text:p text:style-name="Standard">redis_1 <text:s/>| 1:C 09 Oct 2023 11:54:18.779 # Warning: no config file specified, using the default config. In order to specify a config file use redis-server /path/to/redis.conf</text:p>
      <text:p text:style-name="Standard">redis_1 <text:s/>| 1:M 09 Oct 2023 11:54:18.780 * monotonic clock: POSIX clock_gettime</text:p>
      <text:p text:style-name="Standard">redis_1 <text:s/>| 1:M 09 Oct 2023 11:54:18.781 * Running mode=standalone, port=6379.</text:p>
      <text:p text:style-name="Standard">redis_1 <text:s/>| 1:M 09 Oct 2023 11:54:18.782 * Server initialized</text:p>
      <text:p text:style-name="Standard">redis_1 <text:s/>| 1:M 09 Oct 2023 11:54:18.782 * Ready to accept connections tcp</text:p>
      <text:p text:style-name="Standard">web_1 <text:s text:c="3"/>| Usage: flask run [OPTIONS]</text:p>
      <text:p text:style-name="Standard">web_1 <text:s text:c="3"/>| Try 'flask run --help' for help.</text:p>
      <text:p text:style-name="Standard">web_1 <text:s text:c="3"/>| </text:p>
      <text:p text:style-name="Standard">web_1 <text:s text:c="3"/>| Error: Could not import 'app.python'.</text:p>
      <text:p text:style-name="Standard">pythonapp_web_1 exited with code 2</text:p>
      <text:p text:style-name="Standard">^CGracefully stopping... (press Ctrl+C again to force)</text:p>
      <text:p text:style-name="Standard">Stopping pythonapp_redis_1 ... done</text:p>
      <text:p text:style-name="Standard">ubuntu@ubuntu-Latitude-E5470:~/python app$ ls</text:p>
      <text:p text:style-name="Standard">app.py <text:s/>docker-compose.yml <text:s/>Dockerfile <text:s/>requirements.txt</text:p>
      <text:p text:style-name="Standard">ubuntu@ubuntu-Latitude-E5470:~/python app$ nano dockerfile</text:p>
      <text:p text:style-name="Standard">ubuntu@ubuntu-Latitude-E5470:~/python app$ nano Dockerfile</text:p>
      <text:p text:style-name="Standard">ubuntu@ubuntu-Latitude-E5470:~/python app$ sudo docker-compose build</text:p>
      <text:p text:style-name="Standard">redis uses an image, skipping</text:p>
      <text:p text:style-name="Standard"><text:soft-page-break/>Building web</text:p>
      <text:p text:style-name="Standard">DEPRECATED: The legacy builder is deprecated and will be removed in a future release.</text:p>
      <text:p text:style-name="Standard"><text:s text:c="12"/>Install the buildx component to build images with BuildKit:</text:p>
      <text:p text:style-name="Standard"><text:s text:c="12"/>https://docs.docker.com/go/buildx/</text:p>
      <text:p text:style-name="Standard"/>
      <text:p text:style-name="Standard">Sending build context to Docker daemon <text:s/>5.632kB</text:p>
      <text:p text:style-name="Standard">Step 1/10 : FROM python:3.7-alpine</text:p>
      <text:p text:style-name="Standard"><text:s/>---&gt; 1bac8ae77e4a</text:p>
      <text:p text:style-name="Standard">Step 2/10 : RUN mkdir /code</text:p>
      <text:p text:style-name="Standard"><text:s/>---&gt; Using cache</text:p>
      <text:p text:style-name="Standard"><text:s/>---&gt; c25f5405367e</text:p>
      <text:p text:style-name="Standard">Step 3/10 : WORKDIR /code</text:p>
      <text:p text:style-name="Standard"><text:s/>---&gt; Using cache</text:p>
      <text:p text:style-name="Standard"><text:s/>---&gt; ec33bb37a035</text:p>
      <text:p text:style-name="Standard">Step 4/10 : ENV FLASK_APP app.py</text:p>
      <text:p text:style-name="Standard"><text:s/>---&gt; Running in 001a2234d086</text:p>
      <text:p text:style-name="Standard">Removing intermediate container 001a2234d086</text:p>
      <text:p text:style-name="Standard"><text:s/>---&gt; 93a03cef24ca</text:p>
      <text:p text:style-name="Standard">Step 5/10 : ENV FLASK_RUN_HOST 0.0.0.0</text:p>
      <text:p text:style-name="Standard"><text:s/>---&gt; Running in cd33135cd383</text:p>
      <text:p text:style-name="Standard">Removing intermediate container cd33135cd383</text:p>
      <text:p text:style-name="Standard"><text:s/>---&gt; d22908af6440</text:p>
      <text:p text:style-name="Standard">Step 6/10 : COPY requirements.txt requirements.txt</text:p>
      <text:p text:style-name="Standard"><text:s/>---&gt; 9cc34a9dac62</text:p>
      <text:p text:style-name="Standard">Step 7/10 : RUN pip install -r requirements.txt</text:p>
      <text:p text:style-name="Standard"><text:s/>---&gt; Running in 5893e774f51d</text:p>
      <text:p text:style-name="Standard">Collecting flask</text:p>
      <text:p text:style-name="Standard"><text:s text:c="2"/>Downloading Flask-2.2.5-py3-none-any.whl (101 kB)</text:p>
      <text:p text:style-name="Standard"><text:s text:c="5"/>━━━━━━━━━━━━━━━━━━━━━━━━━━━━━━━━━━━━━ 101.8/101.8 kB 483.4 kB/s eta 0:00:00</text:p>
      <text:p text:style-name="Standard">Collecting redis</text:p>
      <text:p text:style-name="Standard"><text:s text:c="2"/>Downloading redis-5.0.1-py3-none-any.whl (250 kB)</text:p>
      <text:p text:style-name="Standard"><text:s text:c="5"/>━━━━━━━━━━━━━━━━━━━━━━━━━━━━━━━━━━━━━ 250.3/250.3 kB 743.6 kB/s eta 0:00:00</text:p>
      <text:p text:style-name="Standard">Collecting Werkzeug&gt;=2.2.2</text:p>
      <text:p text:style-name="Standard"><text:s text:c="2"/>Downloading Werkzeug-2.2.3-py3-none-any.whl (233 kB)</text:p>
      <text:p text:style-name="Standard"><text:s text:c="5"/>━━━━━━━━━━━━━━━━━━━━━━━━━━━━━━━━━━━━━ 233.6/233.6 kB 345.1 kB/s eta 0:00:00</text:p>
      <text:p text:style-name="Standard">Collecting click&gt;=8.0</text:p>
      <text:p text:style-name="Standard"><text:s text:c="2"/>Downloading click-8.1.7-py3-none-any.whl (97 kB)</text:p>
      <text:p text:style-name="Standard"><text:s text:c="5"/>━━━━━━━━━━━━━━━━━━━━━━━━━━━━━━━━━━━━━━━ 97.9/97.9 kB 386.1 kB/s eta 0:00:00</text:p>
      <text:p text:style-name="Standard">Collecting importlib-metadata&gt;=3.6.0</text:p>
      <text:p text:style-name="Standard"><text:s text:c="2"/>Downloading importlib_metadata-6.7.0-py3-none-any.whl (22 kB)</text:p>
      <text:p text:style-name="Standard">Collecting Jinja2&gt;=3.0</text:p>
      <text:p text:style-name="Standard"><text:s text:c="2"/>Downloading Jinja2-3.1.2-py3-none-any.whl (133 kB)</text:p>
      <text:p text:style-name="Standard"><text:s text:c="5"/>━━━━━━━━━━━━━━━━━━━━━━━━━━━━━━━━━━━━━ 133.1/133.1 kB 759.8 kB/s eta 0:00:00</text:p>
      <text:p text:style-name="Standard">Collecting itsdangerous&gt;=2.0</text:p>
      <text:p text:style-name="Standard"><text:s text:c="2"/>Downloading itsdangerous-2.1.2-py3-none-any.whl (15 kB)</text:p>
      <text:p text:style-name="Standard">Collecting async-timeout&gt;=4.0.2</text:p>
      <text:p text:style-name="Standard"><text:s text:c="2"/>Downloading async_timeout-4.0.3-py3-none-any.whl (5.7 kB)</text:p>
      <text:p text:style-name="Standard">Collecting typing-extensions</text:p>
      <text:p text:style-name="Standard"><text:s text:c="2"/>Downloading typing_extensions-4.7.1-py3-none-any.whl (33 kB)</text:p>
      <text:p text:style-name="Standard">Collecting zipp&gt;=0.5</text:p>
      <text:p text:style-name="Standard"><text:s text:c="2"/>Downloading zipp-3.15.0-py3-none-any.whl (6.8 kB)</text:p>
      <text:p text:style-name="Standard">Collecting MarkupSafe&gt;=2.0</text:p>
      <text:p text:style-name="Standard"><text:soft-page-break/><text:s text:c="2"/>Downloading MarkupSafe-2.1.3-cp37-cp37m-musllinux_1_1_x86_64.whl (30 kB)</text:p>
      <text:p text:style-name="Standard">Installing collected packages: zipp, typing-extensions, MarkupSafe, itsdangerous, Werkzeug, Jinja2, importlib-metadata, async-timeout, redis, click, flask</text:p>
      <text:p text:style-name="Standard">Successfully installed Jinja2-3.1.2 MarkupSafe-2.1.3 Werkzeug-2.2.3 async-timeout-4.0.3 click-8.1.7 flask-2.2.5 importlib-metadata-6.7.0 itsdangerous-2.1.2 redis-5.0.1 typing-extensions-4.7.1 zipp-3.15.0</text:p>
      <text:p text:style-name="Standard">WARNING: Running pip as the 'root' user can result in broken permissions and conflicting behaviour with the system package manager. It is recommended to use a virtual environment instead: https://pip.pypa.io/warnings/venv</text:p>
      <text:p text:style-name="Standard"/>
      <text:p text:style-name="Standard">[notice] A new release of pip is available: 23.0.1 -&gt; 23.2.1</text:p>
      <text:p text:style-name="Standard">[notice] To update, run: pip install --upgrade pip</text:p>
      <text:p text:style-name="Standard">Removing intermediate container 5893e774f51d</text:p>
      <text:p text:style-name="Standard"><text:s/>---&gt; 8fc25635d406</text:p>
      <text:p text:style-name="Standard">Step 8/10 : COPY . .</text:p>
      <text:p text:style-name="Standard"><text:s/>---&gt; f0a821734463</text:p>
      <text:p text:style-name="Standard">Step 9/10 : RUN ls</text:p>
      <text:p text:style-name="Standard"><text:s/>---&gt; Running in 51beaf5cb8c0</text:p>
      <text:p text:style-name="Standard">Dockerfile</text:p>
      <text:p text:style-name="Standard">app.py</text:p>
      <text:p text:style-name="Standard">docker-compose.yml</text:p>
      <text:p text:style-name="Standard">requirements.txt</text:p>
      <text:p text:style-name="Standard">Removing intermediate container 51beaf5cb8c0</text:p>
      <text:p text:style-name="Standard"><text:s/>---&gt; c719b982da31</text:p>
      <text:p text:style-name="Standard">Step 10/10 : CMD ["flask", "run"]</text:p>
      <text:p text:style-name="Standard"><text:s/>---&gt; Running in 75b6cb5dcc17</text:p>
      <text:p text:style-name="Standard">Removing intermediate container 75b6cb5dcc17</text:p>
      <text:p text:style-name="Standard"><text:s/>---&gt; dbc925f13077</text:p>
      <text:p text:style-name="Standard">Successfully built dbc925f13077</text:p>
      <text:p text:style-name="Standard">Successfully tagged pythonapp_web:latest</text:p>
      <text:p text:style-name="Standard">ubuntu@ubuntu-Latitude-E5470:~/python app$ sudo docker-compose up</text:p>
      <text:p text:style-name="Standard">Recreating pythonapp_web_1 ... done</text:p>
      <text:p text:style-name="Standard">Starting pythonapp_redis_1 ... done</text:p>
      <text:p text:style-name="Standard">Attaching to pythonapp_redis_1, pythonapp_web_1</text:p>
      <text:p text:style-name="Standard">redis_1 <text:s/>| 1:C 09 Oct 2023 12:05:35.076 # WARNING Memory overcommit must be enabled! Without it, a background save or replication may fail under low memory condition. Being disabled, it can also cause failures without low memory condition, see https://github.com/jemalloc/jemalloc/issues/1328. To fix this issue add 'vm.overcommit_memory = 1' to /etc/sysctl.conf and then reboot or run the command 'sysctl vm.overcommit_memory=1' for this to take effect.</text:p>
      <text:p text:style-name="Standard">redis_1 <text:s/>| 1:C 09 Oct 2023 12:05:35.076 * oO0OoO0OoO0Oo Redis is starting oO0OoO0OoO0Oo</text:p>
      <text:p text:style-name="Standard">redis_1 <text:s/>| 1:C 09 Oct 2023 12:05:35.076 * Redis version=7.2.1, bits=64, commit=00000000, modified=0, pid=1, just started</text:p>
      <text:p text:style-name="Standard">redis_1 <text:s/>| 1:C 09 Oct 2023 12:05:35.076 # Warning: no config file specified, using the default config. In order to specify a config file use redis-server /path/to/redis.conf</text:p>
      <text:p text:style-name="Standard">redis_1 <text:s/>| 1:M 09 Oct 2023 12:05:35.077 * monotonic clock: POSIX clock_gettime</text:p>
      <text:p text:style-name="Standard">redis_1 <text:s/>| 1:M 09 Oct 2023 12:05:35.077 * Running mode=standalone, port=6379.</text:p>
      <text:p text:style-name="Standard">redis_1 <text:s/>| 1:M 09 Oct 2023 12:05:35.078 * Server initialized</text:p>
      <text:p text:style-name="Standard">redis_1 <text:s/>| 1:M 09 Oct 2023 12:05:35.078 * Loading RDB produced by version 7.2.1</text:p>
      <text:p text:style-name="Standard">redis_1 <text:s/>| 1:M 09 Oct 2023 12:05:35.078 * RDB age 129 seconds</text:p>
      <text:p text:style-name="Standard">redis_1 <text:s/>| 1:M 09 Oct 2023 12:05:35.078 * RDB memory usage when created 0.83 Mb</text:p>
      <text:p text:style-name="Standard">redis_1 <text:s/>| 1:M 09 Oct 2023 12:05:35.078 * Done loading RDB, keys loaded: 0, keys expired: 0.</text:p>
      <text:p text:style-name="Standard"><text:soft-page-break/>redis_1 <text:s/>| 1:M 09 Oct 2023 12:05:35.078 * DB loaded from disk: 0.000 seconds</text:p>
      <text:p text:style-name="Standard">redis_1 <text:s/>| 1:M 09 Oct 2023 12:05:35.078 * Ready to accept connections tcp</text:p>
      <text:p text:style-name="Standard">web_1 <text:s text:c="3"/>| <text:s/>* Serving Flask app 'app.py'</text:p>
      <text:p text:style-name="Standard">web_1 <text:s text:c="3"/>| <text:s/>* Debug mode: off</text:p>
      <text:p text:style-name="Standard">web_1 <text:s text:c="3"/>| WARNING: This is a development server. Do not use it in a production deployment. Use a production WSGI server instead.</text:p>
      <text:p text:style-name="Standard">web_1 <text:s text:c="3"/>| <text:s/>* Running on all addresses (0.0.0.0)</text:p>
      <text:p text:style-name="Standard">web_1 <text:s text:c="3"/>| <text:s/>* Running on http://127.0.0.1:5000</text:p>
      <text:p text:style-name="Standard">web_1 <text:s text:c="3"/>| <text:s/>* Running on http://172.18.0.3:5000</text:p>
      <text:p text:style-name="Standard">web_1 <text:s text:c="3"/>| Press CTRL+C to quit</text:p>
      <text:p text:style-name="Standard">web_1 <text:s text:c="3"/>| 172.18.0.1 - - [09/Oct/2023 12:06:16] "GET / HTTP/1.1" 200 -</text:p>
      <text:p text:style-name="Standard">web_1 <text:s text:c="3"/>| 172.18.0.1 - - [09/Oct/2023 12:06:16] "GET /favicon.ico HTTP/1.1" 404 -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7:10:43.761780083</meta:creation-date>
    <dc:date>2023-10-12T22:56:49.524005416</dc:date>
    <meta:editing-duration>PT34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225" meta:word-count="1561" meta:character-count="12784" meta:non-whitespace-character-count="11156"/>
  </office:meta>
</office:document-meta>
</file>